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Arial" fo:font-size="18pt" fo:font-weight="bold" officeooo:rsid="00072251" officeooo:paragraph-rsid="0007225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Arial" fo:font-size="12pt" fo:font-weight="normal" officeooo:rsid="00072251" officeooo:paragraph-rsid="00072251" style:font-size-asian="10.5pt" style:font-weight-asian="normal" style:font-size-complex="12pt" style:font-weight-complex="normal"/>
    </style:style>
    <style:style style:name="T1" style:family="text">
      <style:text-properties officeooo:rsid="0008f4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enharia de Software e Sistemas</text:p>
      <text:p text:style-name="P1"/>
      <text:p text:style-name="P1">Projeto 1 – Equipe 2</text:p>
      <text:p text:style-name="P1"/>
      <text:p text:style-name="P2"/>
      <text:p text:style-name="P2"><text:tab/>Para esse projeto foram escolhidas duas features, Alunos e Notas. O desenvolvimento dos cenários foram divididos igualmente entre os cinco integrantes do grupo. De cada feature foi escolhido um cenário, na feature Aluno, ficamos responsáveis por desenvolver cenários relacionados a “Importação de alunos a partir de uma planilha como a de Nomes e Logins” e na feature Notas o cenário de “Importação de notas a partir de correção de roteiro”, cada uma com peso 2.</text:p>
      <text:p text:style-name="P2"/>
      <text:p text:style-name="P2"><text:tab/>Nos cenários da feature Aluno vamos mostrar como sera feito a importação dos alunos para um sistema a partir de uma planilha. Serão <text:span text:style-name="T1">criados</text:span> vários cenários que demostre possíveis <text:span text:style-name="T1">ações praticadas pelos stakeholders que podem resultar em sucesso ou fracasso. Nos cenários da feature Notas será feito o mesmo, mas no sentido de importar as notas dos roteiros dos alunos. O desenvolvimento das duas features não terão relação direta uma com a outra por se tratar de cenários diferent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21:07:42.885513850</meta:creation-date>
    <dc:date>2021-06-15T21:24:33.996370671</dc:date>
    <meta:editing-duration>PT4M51S</meta:editing-duration>
    <meta:editing-cycles>1</meta:editing-cycles>
    <meta:document-statistic meta:table-count="0" meta:image-count="0" meta:object-count="0" meta:page-count="1" meta:paragraph-count="4" meta:word-count="163" meta:character-count="1000" meta:non-whitespace-character-count="838"/>
    <meta:generator>LibreOffice/6.4.7.2$Linux_X86_64 LibreOffice_project/40$Build-2</meta:generator>
  </office:meta>
</office:document-meta>
</file>